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4"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99f2e"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e74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b793"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71606"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8918d"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99f2e" style:text-blinking="false" fo:background-color="transparent" loext:char-shading-value="0" style:font-size-asian="14pt" style:font-weight-asian="bold" style:font-size-complex="14pt" style:font-weight-complex="bold"/>
    </style:style>
    <style:style style:name="T9" style:family="text">
      <style:text-properties officeooo:rsid="002f573e" style:font-weight-asian="bold" style:font-weight-complex="bold"/>
    </style:style>
    <style:style style:name="T10" style:family="text">
      <style:text-properties officeooo:rsid="00399f2e"/>
    </style:style>
    <style:style style:name="T11" style:family="text">
      <style:text-properties fo:font-style="italic" style:font-style-asian="italic" style:font-style-complex="italic"/>
    </style:style>
    <style:style style:name="T12" style:family="text">
      <style:text-properties style:font-name="Courier New"/>
    </style:style>
    <style:style style:name="T13" style:family="text">
      <style:text-properties style:font-name="Courier New"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8">3</text:span><text:span text:style-name="T3">.</text:span><text:span text:style-name="T1"> </text:span><text:span text:style-name="T6">Transforma</text:span><text:span text:style-name="T7">r las</text:span><text:span text:style-name="T5"> letras</text:span></text:p>
      <text:p text:style-name="P5">En esta actividad aparecen algunos mensajes que fueron codificados utilizando un sistema que utilizaba Julio César. El objetivo es que completes el programa que viene comenzado, de manera que se pueda leer cuál es el mensaje original, antes de codificar.</text:p>
      <text:p text:style-name="P5">El <text:span text:style-name="T11">código del César</text:span> consiste en tomar el código de cada letra y sumarle o restarle una cantidad fija, y luego volver a escribir el mensaje, pero usando las letras que corresponden al código resultante. Entonces, por ejemplo, la palabra "HOLA", codificada con el César sumándole 2 a cada código, quedaría "JQNC". <text:span text:style-name="T10">O</text:span>bservá que el código de la letra 'H' es 18 y el código de la 'J' es 20 <text:span text:style-name="T10">(o sea 18+2)</text:span>, y el código de la 'A' es 11 y el de la 'C' es 13 <text:span text:style-name="T10">(o sea, 11+2)</text:span>, etc.</text:p>
      <text:p text:style-name="P5">En el programa que viene comenzado ya están hechas las funciones que sirven para convertir una lista de letras en una lista de códigos (<text:span text:style-name="T13">listaDeCódigosDeLasLetras_</text:span>), para restarle 2 a cada número de una lista (<text:span text:style-name="T13">convertirSegúnCésarMenos2_</text:span>) y para convertir una lista de códigos en la lista de letras correspondiente (<text:span text:style-name="T13">listaDeLetrasDeLosCódigos_</text:span>).</text:p>
      <text:p text:style-name="P5">Tu trabajo es entender cómo están hechas, y utilizarlas para completar la decodificación.</text:p>
      <table:table table:name="Table2" table:style-name="Table2">
        <table:table-column table:style-name="Table2.A"/>
        <table:table-row>
          <table:table-cell table:style-name="Table2.A1" office:value-type="string">
            <text:p text:style-name="P3">Pastilla: <text:span text:style-name="T9">Usando los procedimientos y funciones</text:span></text:p>
            <text:p text:style-name="P4">En muchos casos, al construir un programa, ya hay muchos procedimientos y funciones hechos (de otros programas anteriores y/o por otras personas) que pueden servir. El trabajo de un programador, muchas veces, consiste en entender ese código, y ver cómo usarlo para resolver el problema que tiene entre manos.</text:p>
            <text:p text:style-name="P4">Esto es una aplicación muy útil de la división en subtarea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2T16:19:35.982000000</dc:date>
    <meta:editing-duration>PT22M30S</meta:editing-duration>
    <meta:editing-cycles>37</meta:editing-cycles>
    <meta:generator>LibreOffice/6.1.0.3$Windows_X86_64 LibreOffice_project/efb621ed25068d70781dc026f7e9c5187a4decd1</meta:generator>
    <meta:document-statistic meta:table-count="1" meta:image-count="0" meta:object-count="0" meta:page-count="1" meta:paragraph-count="8" meta:word-count="265" meta:character-count="1601" meta:non-whitespace-character-count="1344"/>
  </office:meta>
</office:document-meta>
</file>